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4948" officeooo:paragraph-rsid="00084948"/>
    </style:style>
    <style:style style:name="P2" style:family="paragraph" style:parent-style-name="Standard">
      <style:paragraph-properties fo:text-align="start" style:justify-single-word="false"/>
      <style:text-properties fo:font-size="14pt" officeooo:rsid="00084948" officeooo:paragraph-rsid="00084948" style:font-size-asian="12.25pt" style:font-size-complex="14pt"/>
    </style:style>
    <style:style style:name="P3" style:family="paragraph" style:parent-style-name="Text_20_body">
      <style:text-properties fo:font-size="14pt" officeooo:rsid="000893cd" officeooo:paragraph-rsid="000893cd" style:font-size-asian="12.25pt" style:font-size-complex="14pt"/>
    </style:style>
    <style:style style:name="P4" style:family="paragraph" style:parent-style-name="Text_20_body">
      <style:text-properties fo:font-size="14pt" officeooo:rsid="000a6c09" officeooo:paragraph-rsid="000a6c09" style:font-size-asian="12.25pt" style:font-size-complex="14pt"/>
    </style:style>
    <style:style style:name="P5" style:family="paragraph" style:parent-style-name="Text_20_body">
      <style:text-properties fo:font-size="14pt" officeooo:rsid="0012bb73" officeooo:paragraph-rsid="0012bb73" style:font-size-asian="12.25pt" style:font-size-complex="14pt"/>
    </style:style>
    <style:style style:name="P6" style:family="paragraph" style:parent-style-name="Text_20_body">
      <style:text-properties fo:font-size="14pt" officeooo:rsid="00174ce9" officeooo:paragraph-rsid="00174ce9" style:font-size-asian="12.25pt" style:font-size-complex="14pt"/>
    </style:style>
    <style:style style:name="P7" style:family="paragraph" style:parent-style-name="Text_20_body">
      <style:text-properties fo:font-size="14pt" officeooo:rsid="0018c060" officeooo:paragraph-rsid="0018c060" style:font-size-asian="12.25pt" style:font-size-complex="14pt"/>
    </style:style>
    <style:style style:name="P8" style:family="paragraph" style:parent-style-name="Text_20_body">
      <style:text-properties fo:font-size="14pt" officeooo:rsid="000c5d0d" officeooo:paragraph-rsid="000c5d0d" style:font-size-asian="14pt" style:font-size-complex="14pt"/>
    </style:style>
    <style:style style:name="P9" style:family="paragraph" style:parent-style-name="Text_20_body">
      <style:text-properties fo:font-size="14pt" fo:font-weight="bold" officeooo:rsid="0010d16f" officeooo:paragraph-rsid="0010d16f" style:font-size-asian="12.25pt" style:font-weight-asian="bold" style:font-size-complex="14pt" style:font-weight-complex="bold"/>
    </style:style>
    <style:style style:name="P10" style:family="paragraph" style:parent-style-name="Text_20_body">
      <style:text-properties fo:font-size="14pt" fo:font-weight="bold" officeooo:rsid="0012bb73" officeooo:paragraph-rsid="0012bb73" style:font-size-asian="12.25pt" style:font-weight-asian="bold" style:font-size-complex="14pt" style:font-weight-complex="bold"/>
    </style:style>
    <style:style style:name="P11" style:family="paragraph" style:parent-style-name="Text_20_body">
      <style:text-properties fo:font-size="14pt" fo:font-weight="normal" officeooo:rsid="000ed5c5" officeooo:paragraph-rsid="000ed5c5" style:font-size-asian="12.25pt" style:font-weight-asian="normal" style:font-size-complex="14pt" style:font-weight-complex="normal"/>
    </style:style>
    <style:style style:name="P12" style:family="paragraph" style:parent-style-name="Text_20_body">
      <style:text-properties fo:font-size="14pt" fo:font-weight="normal" officeooo:rsid="0010d16f" officeooo:paragraph-rsid="0010d16f" style:font-size-asian="12.25pt" style:font-weight-asian="normal" style:font-size-complex="14pt" style:font-weight-complex="normal"/>
    </style:style>
    <style:style style:name="P13" style:family="paragraph" style:parent-style-name="Text_20_body">
      <style:text-properties fo:font-size="14pt" fo:font-weight="normal" officeooo:rsid="00112e10" officeooo:paragraph-rsid="00112e10" style:font-size-asian="12.25pt" style:font-weight-asian="normal" style:font-size-complex="14pt" style:font-weight-complex="normal"/>
    </style:style>
    <style:style style:name="P14" style:family="paragraph" style:parent-style-name="Text_20_body">
      <style:text-properties fo:font-size="14pt" fo:font-weight="normal" officeooo:rsid="00168865" officeooo:paragraph-rsid="00168865" style:font-size-asian="12.25pt" style:font-weight-asian="normal" style:font-size-complex="14pt" style:font-weight-complex="normal"/>
    </style:style>
    <style:style style:name="P15" style:family="paragraph" style:parent-style-name="Text_20_body">
      <style:text-properties fo:color="#72bf44" fo:font-size="14pt" officeooo:rsid="000893cd" officeooo:paragraph-rsid="000893cd" style:font-size-asian="12.25pt" style:font-size-complex="14pt"/>
    </style:style>
    <style:style style:name="P16" style:family="paragraph" style:parent-style-name="Text_20_body">
      <style:text-properties fo:color="#999999" fo:font-size="14pt" fo:font-weight="bold" officeooo:rsid="0012bb73" officeooo:paragraph-rsid="0012bb73" style:font-size-asian="12.25pt" style:font-weight-asian="bold" style:font-size-complex="14pt" style:font-weight-complex="bold"/>
    </style:style>
    <style:style style:name="P17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fo:font-weight="bold" officeooo:paragraph-rsid="000ed5c5" style:font-weight-asian="bold" style:font-weight-complex="bold"/>
    </style:style>
    <style:style style:name="P18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fo:font-weight="bold" officeooo:paragraph-rsid="000cdcd3" style:font-weight-asian="bold" style:font-weight-complex="bold"/>
    </style:style>
    <style:style style:name="P19" style:family="paragraph" style:parent-style-name="Heading_20_1">
      <style:text-properties officeooo:rsid="000893cd" officeooo:paragraph-rsid="000893cd"/>
    </style:style>
    <style:style style:name="P20" style:family="paragraph" style:parent-style-name="Heading_20_1">
      <style:text-properties officeooo:rsid="000a5dcf" officeooo:paragraph-rsid="000a5dcf"/>
    </style:style>
    <style:style style:name="P21" style:family="paragraph" style:parent-style-name="Heading_20_1">
      <style:text-properties officeooo:rsid="000cdcd3" officeooo:paragraph-rsid="000cdcd3"/>
    </style:style>
    <style:style style:name="P22" style:family="paragraph" style:parent-style-name="Heading_20_1">
      <style:text-properties officeooo:rsid="00174ce9" officeooo:paragraph-rsid="00174ce9"/>
    </style:style>
    <style:style style:name="P23" style:family="paragraph" style:parent-style-name="Heading_20_1">
      <style:paragraph-properties fo:break-before="page"/>
      <style:text-properties officeooo:rsid="0012bb73" officeooo:paragraph-rsid="0012bb73"/>
    </style:style>
    <style:style style:name="P24" style:family="paragraph" style:parent-style-name="Heading_20_1">
      <style:paragraph-properties fo:break-before="page"/>
      <style:text-properties officeooo:rsid="0018c060" officeooo:paragraph-rsid="0018c060"/>
    </style:style>
    <style:style style:name="P25" style:family="paragraph">
      <loext:graphic-properties draw:fill="none"/>
    </style:style>
    <style:style style:name="P26" style:family="paragraph">
      <style:paragraph-properties fo:margin-left="0.1252in" fo:margin-right="0.0618in" fo:text-indent="0in"/>
    </style:style>
    <style:style style:name="P27" style:family="paragraph">
      <loext:graphic-properties draw:fill="none" draw:fill-color="#ffffff"/>
    </style:style>
    <style:style style:name="T1" style:family="text">
      <style:text-properties officeooo:rsid="000893cd"/>
    </style:style>
    <style:style style:name="T2" style:family="text">
      <style:text-properties officeooo:rsid="000c5d0d"/>
    </style:style>
    <style:style style:name="T3" style:family="text">
      <style:text-properties fo:color="#0066b3"/>
    </style:style>
    <style:style style:name="T4" style:family="text">
      <style:text-properties fo:color="#0066b3" fo:font-weight="bold" style:font-weight-asian="bold" style:font-weight-complex="bold"/>
    </style:style>
    <style:style style:name="T5" style:family="text">
      <style:text-properties fo:color="#72bf44"/>
    </style:style>
    <style:style style:name="T6" style:family="text">
      <style:text-properties fo:color="#f58220" fo:font-style="italic" style:font-style-asian="italic" style:font-style-complex="italic"/>
    </style:style>
    <style:style style:name="T7" style:family="text">
      <style:text-properties fo:color="#ed1c24"/>
    </style:style>
    <style:style style:name="T8" style:family="text">
      <style:text-properties fo:color="#ed1c24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0d16f"/>
    </style:style>
    <style:style style:name="T11" style:family="text">
      <style:text-properties fo:color="#e3d200"/>
    </style:style>
    <style:style style:name="T12" style:family="text">
      <style:text-properties fo:color="#999999"/>
    </style:style>
    <style:style style:name="T13" style:family="text">
      <style:text-properties fo:color="#5c2d91"/>
    </style:style>
    <style:style style:name="T14" style:family="text">
      <style:text-properties fo:color="#000000" fo:font-weight="normal" style:font-weight-asian="normal" style:font-weight-complex="normal"/>
    </style:style>
    <style:style style:name="T15" style:family="text">
      <style:text-properties fo:color="#00000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svg:stroke-width="0.0598in" svg:stroke-color="#ed1c24" draw:marker-start-width="0.228in" draw:marker-end-width="0.228in" draw:fill="none" draw:textarea-horizontal-align="justify" draw:textarea-vertical-align="middle" draw:auto-grow-height="false" fo:min-height="0.2799in" fo:min-width="5.1083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598in" svg:stroke-color="#ed1c24" draw:marker-start-width="0.228in" draw:marker-end-width="0.228in" draw:fill="none" draw:fill-color="#ffffff" fo:min-height="1.3929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598in" svg:stroke-color="#00a65d" draw:marker-start-width="0.228in" draw:marker-end-width="0.228in" draw:fill="none" draw:fill-color="#ffffff" fo:min-height="1.3929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598in" svg:stroke-color="#00a65d" draw:marker-start-width="0.228in" draw:marker-end-width="0.228in" draw:fill="none" draw:textarea-horizontal-align="justify" draw:textarea-vertical-align="middle" draw:auto-grow-height="false" fo:min-height="1.0102in" fo:min-width="5.0563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598in" svg:stroke-color="#21409a" draw:marker-start-width="0.228in" draw:marker-end-width="0.228in" draw:fill="none" draw:textarea-horizontal-align="justify" draw:textarea-vertical-align="middle" draw:auto-grow-height="false" fo:min-height="1.0102in" fo:min-width="5.0043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598in" svg:stroke-color="#21409a" draw:marker-start-width="0.228in" draw:marker-end-width="0.228in" draw:fill="none" draw:fill-color="#ffffff" fo:min-height="1.3929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b 11 – Code Testing</text:p>
      <text:p text:style-name="P1"/>
      <text:p text:style-name="P2">For today’s lab we will be working with Jasmine, a JavaScript framework for testing your code. <text:s/><text:span text:style-name="T1">The scope of today’s lab is fairly small and the code we will be testing rather simple, but this will hopefully provide you with a basic understanding for how you can test your own JavaScript code in future web projects. <text:s/>If you want to learn more, head over to the </text:span><text:a xlink:type="simple" xlink:href="https://jasmine.github.io/index.html" text:style-name="Internet_20_link" text:visited-style-name="Visited_20_Internet_20_Link"><text:span text:style-name="T1">Jasmine Documentation</text:span></text:a><text:span text:style-name="T1">.</text:span></text:p>
      <text:p text:style-name="P2"/>
      <text:h text:style-name="P19" text:outline-level="1">Starter Files</text:h>
      <text:p text:style-name="P3">You have been provided a zip folder (Jasmine Setup.zip) which contains:</text:p>
      <text:p text:style-name="P3">Jasmine Setup/</text:p>
      <text:p text:style-name="P3"><text:tab/>-lib/ <text:s text:c="2"/>(Jasmine Source Code – Don’t Modify)</text:p>
      <text:p text:style-name="P3"><text:tab/>-spec/ </text:p>
      <text:p text:style-name="P3"><text:tab/><text:tab/>-CalculatorSpec.js (Contains our Test Cases)</text:p>
      <text:p text:style-name="P3"><text:tab/>-src/ <text:s text:c="2"/></text:p>
      <text:p text:style-name="P3"><text:tab/><text:tab/>-calculator.html (Website)</text:p>
      <text:p text:style-name="P3"><text:tab/><text:tab/>-Calculator.js </text:p>
      <text:p text:style-name="P3"><text:tab/>-SpecRunner.html (Used to view &amp; run test cases)</text:p>
      <text:p text:style-name="P15"/>
      <text:h text:style-name="P20" text:outline-level="1">Quick Instructions</text:h>
      <text:p text:style-name="P8">For this lab you will need to complete the JavaScript code to handle the math operations in Calculator.js and test the methods you created in CalculatorSpec.js.</text:p>
      <text:p text:style-name="P4">1. <text:span text:style-name="T2">Modify the Calculator object in Calculator.js to include a sub(), multiply(), and divide() method.</text:span></text:p>
      <text:p text:style-name="P4">2. <text:span text:style-name="T2">Create two test cases for sub(), multiply(), and divide() in CalculatorSpec.js.</text:span></text:p>
      <text:p text:style-name="P4"/>
      <text:p text:style-name="P4"/>
      <text:p text:style-name="P4"/>
      <text:h text:style-name="P21" text:outline-level="1"><text:soft-page-break/>Prototyping Methods in Javascript</text:h>
      <text:p text:style-name="P17"><text:span text:style-name="T3">function </text:span><text:span text:style-name="T5">Calculator</text:span>() {//Calculator <text:span text:style-name="T10">Object</text:span></text:p>
      <text:p text:style-name="P18">}</text:p>
      <text:p text:style-name="P18"><text:span text:style-name="T3">Calculator.prototype</text:span>.<text:span text:style-name="T5">add</text:span> = <text:span text:style-name="T3">function</text:span>(<text:span text:style-name="T6">value1</text:span>, <text:span text:style-name="T6">value2</text:span>) {//Attach a function to our Calculator</text:p>
      <text:p text:style-name="P18"><text:s text:c="2"/><text:span text:style-name="T7">return</text:span> value1 <text:span text:style-name="T7">+</text:span> value2;</text:p>
      <text:p text:style-name="P18">};</text:p>
      <text:p text:style-name="P11">In order for Jasmine to test our code, we need to work with Javascript <text:span text:style-name="T10">Objects</text:span>. <text:s/>In the above example, we are using the prototype property to add additional methods to our Calculator Class. <text:s/><text:span text:style-name="T10">In this way we can add methods for each of our math operations.</text:span></text:p>
      <text:p text:style-name="P12">To access/use the method we created, we’ll need to create a Calculator object:</text:p>
      <text:p text:style-name="P9"><text:span text:style-name="T3"><text:tab/>var </text:span>calc <text:span text:style-name="T7">= new </text:span>Calculator();//Line 14</text:p>
      <text:p text:style-name="P12">With the calc object, we can now access the add method:</text:p>
      <text:p text:style-name="P12"><text:tab/><text:span text:style-name="T9">total </text:span><text:span text:style-name="T8">=</text:span><text:span text:style-name="T9"> calc.</text:span><text:span text:style-name="T4">add</text:span><text:span text:style-name="T9">(total,value2);//Line 22</text:span></text:p>
      <text:p text:style-name="P13">From this example, you’ll now need to attach a method for subtraction, sub(), multiplication, multiply(), and division, divide().</text:p>
      <text:p text:style-name="P13"/>
      <text:p text:style-name="P13">For more information on Javascript Objects : <text:a xlink:type="simple" xlink:href="https://www.w3schools.com/js/js_object_definition.asp" text:style-name="Internet_20_link" text:visited-style-name="Visited_20_Internet_20_Link">https://www.w3schools.com/js/js_object_definition.asp</text:a> </text:p>
      <text:p text:style-name="P13">For more information on Javascript Prototype Property: <text:a xlink:type="simple" xlink:href="https://www.w3schools.com/js/js_object_prototypes.asp" text:style-name="Internet_20_link" text:visited-style-name="Visited_20_Internet_20_Link">https://www.w3schools.com/js/js_object_prototypes.asp</text:a> </text:p>
      <text:p text:style-name="P13"/>
      <text:p text:style-name="P13"/>
      <text:h text:style-name="P23" text:outline-level="1">Creating Test Cases in Jasmine</text:h>
      <text:p text:style-name="P5">In order to test our add method, we need to create a spec file (a javascript file within our spec folder). <text:s/>The spec file we will be working with is called CalculatorSpec.js which is located inside the spec folder. <text:s/></text:p>
      <text:p text:style-name="P5">Inside CalculatorSpec.js you will find a completed Test Suite and a Test Case for testing the add() function. <text:s/></text:p>
      <text:p text:style-name="P10"><draw:frame text:anchor-type="paragraph" draw:z-index="1" draw:name="Shape2" draw:style-name="gr2" draw:text-style-name="P27" svg:width="2.313in" svg:height="1.4516in" svg:x="5.0772in" svg:y="-0.0602in"><draw:text-box><text:p><text:s text:c="3"/></text:p><text:p text:style-name="P26">The <text:span text:style-name="T4">describe</text:span> key word defines a test suite. <text:s/>In Jasmine a test suite is a way to organize a series of test cases together. <text:s/>The String we pass will name the Test Suite.</text:p></draw:text-box></draw:frame><draw:custom-shape text:anchor-type="paragraph" draw:z-index="0" draw:name="Shape1" draw:style-name="gr1" draw:text-style-name="P25" svg:width="5.1669in" svg:height="0.3386in" svg:x="-0.0898in" svg:y="-0.0602in"><text:p/><draw:enhanced-geometry svg:viewBox="0 0 21600 21600" draw:mirror-horizontal="false" draw:mirror-vertical="false" draw:type="rectangle" draw:enhanced-path="M 0 0 L 21600 0 21600 21600 0 21600 0 0 Z N"/></draw:custom-shape><text:span text:style-name="T3">describe</text:span>(<text:span text:style-name="T11">"Test add() method"</text:span>, <text:span text:style-name="T3">function</text:span>() {</text:p>
      <text:p text:style-name="P10"><text:s text:c="4"/><text:span text:style-name="T3">var </text:span>calc;</text:p>
      <text:p text:style-name="P10"><text:s text:c="4"/><text:span text:style-name="T12">//This will be called before running each spec</text:span></text:p>
      <text:p text:style-name="P10"><draw:custom-shape text:anchor-type="paragraph" draw:z-index="3" draw:name="Shape1" draw:style-name="gr4" draw:text-style-name="P25" svg:width="5.115in" svg:height="1.0689in" svg:x="-0.0898in" svg:y="-0.0618in"><text:p/><draw:enhanced-geometry svg:viewBox="0 0 21600 21600" draw:mirror-horizontal="false" draw:mirror-vertical="false" draw:type="rectangle" draw:enhanced-path="M 0 0 L 21600 0 21600 21600 0 21600 0 0 Z N"/></draw:custom-shape><text:s text:c="4"/><text:span text:style-name="T3">beforeEach</text:span>(<text:span text:style-name="T3">function</text:span>() {</text:p>
      <text:p text:style-name="P10"><text:s text:c="8"/>calc <text:span text:style-name="T7">= new</text:span> Calculator(); <text:span text:style-name="T12">//Create a calculator object</text:span></text:p>
      <text:p text:style-name="P10"><draw:frame text:anchor-type="paragraph" draw:z-index="2" draw:name="Shape2" draw:style-name="gr3" draw:text-style-name="P27" svg:width="2.313in" svg:height="1.4516in" svg:x="5.0252in" svg:y="-0.0189in"><draw:text-box><text:p><text:s text:c="3"/></text:p><text:p text:style-name="P26"><text:span text:style-name="T4">beforeEach()</text:span> will run before each of our test cases. <text:s/>We will use it to create a new/fresh Calculator object to test in each test case.</text:p></draw:text-box></draw:frame><text:s text:c="4"/>});</text:p>
      <text:p text:style-name="P10"><text:s text:c="4"/><text:span text:style-name="T12">/* </text:span></text:p>
      <text:p text:style-name="P16"><text:s text:c="4"/>* <text:s/>Example Test Case for Addition Operation</text:p>
      <text:p text:style-name="P16"><text:s text:c="4"/>*/</text:p>
      <text:p text:style-name="P10"><draw:custom-shape text:anchor-type="paragraph" draw:z-index="4" draw:name="Shape1" draw:style-name="gr5" draw:text-style-name="P25" svg:width="5.063in" svg:height="1.0689in" svg:x="-0.0898in" svg:y="-0.072in"><text:p/><draw:enhanced-geometry svg:viewBox="0 0 21600 21600" draw:mirror-horizontal="false" draw:mirror-vertical="false" draw:type="rectangle" draw:enhanced-path="M 0 0 L 21600 0 21600 21600 0 21600 0 0 Z N"/></draw:custom-shape><text:s text:c="3"/><text:span text:style-name="T3">it</text:span>(<text:span text:style-name="T11">"Check addition, two positive values"</text:span>, <text:span text:style-name="T3">function</text:span>() {</text:p>
      <text:p text:style-name="P10"><draw:frame text:anchor-type="paragraph" draw:z-index="5" draw:name="Shape2" draw:style-name="gr6" draw:text-style-name="P27" svg:width="2.313in" svg:height="3.126in" svg:x="5.0252in" svg:y="0.2102in"><draw:text-box><text:p><text:s text:c="3"/></text:p><text:p text:style-name="P26"><text:span text:style-name="T14">The</text:span><text:span text:style-name="T4"> it</text:span> <text:span text:style-name="T15">key word defines a test case. <text:s/>The String passed will name the Test Case.</text:span></text:p><text:p text:style-name="P26"><text:span text:style-name="T15"/></text:p><text:p text:style-name="P26"><text:span text:style-name="T15">Inside the test case, we have an assertion created with the </text:span><text:span text:style-name="T4">expect </text:span><text:span text:style-name="T15">keyword. <text:s/>Here we have the simplest assertion we can with work which simply verifies that two values are equal. <text:s/>He we test to ensure that 1 + 2 = 3, using the add() function.</text:span></text:p><text:p text:style-name="P26"><text:span text:style-name="T15"/></text:p><text:p text:style-name="P26"><text:span text:style-name="T15"/></text:p></draw:text-box></draw:frame><text:s text:c="8"/><text:span text:style-name="T3">expect</text:span>( calc.<text:span text:style-name="T3">add</text:span>(<text:span text:style-name="T13">1,2</text:span>) ).<text:span text:style-name="T3">toEqual</text:span>(<text:span text:style-name="T13">3</text:span>);</text:p>
      <text:p text:style-name="P10"><text:s text:c="4"/>}); </text:p>
      <text:p text:style-name="P10"><text:s text:c="3"/><text:span text:style-name="T3">it</text:span>(<text:span text:style-name="T11">"Check addition, two negative values"</text:span>, <text:span text:style-name="T3">function</text:span>() {</text:p>
      <text:p text:style-name="P10"><text:s text:c="8"/><text:span text:style-name="T3">expect</text:span>( calc.<text:span text:style-name="T3">add</text:span>(<text:span text:style-name="T13">-7,-5</text:span>) ).<text:span text:style-name="T3">toEqual</text:span>(<text:span text:style-name="T13">-12</text:span>);</text:p>
      <text:p text:style-name="P10"><text:s text:c="4"/>}); </text:p>
      <text:p text:style-name="P10">});</text:p>
      <text:p text:style-name="P10"/>
      <text:p text:style-name="P14">From this example, you’ll need to create a new Test Suite for </text:p>
      <text:p text:style-name="P14">each of the remaining math functions. <text:s/>Inside each Test Suite</text:p>
      <text:p text:style-name="P14">you’ll need to create two test cases to test the math function.</text:p>
      <text:p text:style-name="P14"/>
      <text:h text:style-name="P24" text:outline-level="1">Run Test Cases</text:h>
      <text:p text:style-name="P7">To run your test cases, all you need to do is open the SpecRunner.html file. <text:s/>SpecRunner will run your test cases and inform you which ones have passed or failed. <text:s/></text:p>
      <text:h text:style-name="P22" text:outline-level="1"/>
      <text:h text:style-name="P22" text:outline-level="1">Submission</text:h>
      <text:p text:style-name="P6">For this lab you will need to submit a Zipped folder of your completed Jasmine Setup. <text:s/>When viewed, your SpecRunner.html file should show 8 test cases in total, that all pass!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21:13:28.579689313</meta:creation-date>
    <dc:date>2019-04-16T22:31:01.205640961</dc:date>
    <meta:editing-duration>PT56M15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4" meta:paragraph-count="56" meta:word-count="523" meta:character-count="3451" meta:non-whitespace-character-count="2874"/>
  </office:meta>
</office:document-meta>
</file>